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 draw:fontwork-adjust="autosize" draw:fontwork-distance="0cm" draw:fontwork-start="0cm" draw:fontwork-shadow-offset-x="0cm" draw:fontwork-shadow-offset-y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2cm"/>
    </style:style>
    <style:style style:name="gr7" style:family="graphic" style:parent-style-name="standard">
      <style:graphic-properties draw:ole-draw-aspect="1" style:protect="siz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1pt" style:font-size-complex="11pt"/>
    </style:style>
    <style:style style:name="P3" style:family="paragraph">
      <style:paragraph-properties fo:text-align="center"/>
      <style:text-properties fo:font-family="'Palatino Linotype'" style:font-family-generic="roman" style:font-pitch="variable"/>
    </style:style>
    <style:style style:name="P4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1pt" style:font-size-asian="18pt" style:font-size-complex="18pt"/>
    </style:style>
    <style:style style:name="P5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/>
    </style:style>
    <style:style style:name="P6" style:family="paragraph">
      <style:paragraph-properties fo:margin-left="0cm" fo:margin-right="0cm" fo:text-align="center" fo:text-indent="0cm"/>
      <style:text-properties fo:font-family="'Palatino Linotype'" style:font-family-generic="roman" style:font-pitch="variable" fo:font-size="11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font-family="'Palatino Linotype'" style:font-family-generic="roman" style:font-pitch="variable" fo:font-size="11pt" style:font-size-asian="11pt" style:font-size-complex="11pt"/>
    </style:style>
    <style:style style:name="T2" style:family="text">
      <style:text-properties fo:font-family="'Palatino Linotype'" style:font-style-name="Standard" style:font-family-generic="roman" style:font-pitch="variable" fo:font-size="11pt" style:font-size-asian="18pt" style:font-size-complex="18pt"/>
    </style:style>
    <style:style style:name="T3" style:family="text">
      <style:text-properties fo:font-family="'Palatino Linotype'" style:font-family-generic="roman" style:font-pitch="variable" fo:font-size="11pt"/>
    </style:style>
    <style:style style:name="T4" style:family="text">
      <style:text-properties fo:font-family="'Palatino Linotype'" style:font-family-generic="roman" style:font-pitch="variable" fo:font-size="11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id="id1" draw:layer="layout" svg:width="4.174cm" svg:height="1.5cm" svg:x="-2cm" svg:y="2.5cm">
          <text:p text:style-name="P1"><text:span text:style-name="T1">Informationsquelle 1</text:span></text:p>
        </draw:rect>
        <draw:rect draw:style-name="gr1" draw:text-style-name="P2" draw:id="id2" draw:layer="layout" svg:width="2.854cm" svg:height="1.5cm" svg:x="5.146cm" svg:y="2.5cm">
          <text:p text:style-name="P1"><text:span text:style-name="T1">Transmitter</text:span></text:p>
        </draw:rect>
        <draw:rect draw:style-name="gr1" draw:text-style-name="P2" draw:id="id6" draw:layer="layout" svg:width="2cm" svg:height="1.5cm" svg:x="13cm" svg:y="4.5cm">
          <text:p text:style-name="P1"><text:span text:style-name="T1">Kanal </text:span></text:p>
        </draw:rect>
        <draw:rect draw:style-name="gr1" draw:text-style-name="P2" draw:id="id3" draw:layer="measurelines" svg:width="2.854cm" svg:height="1.5cm" svg:x="19cm" svg:y="2.5cm">
          <text:p text:style-name="P1"><text:span text:style-name="T1">Empfänger 1</text:span></text:p>
        </draw:rect>
        <draw:rect draw:style-name="gr1" draw:text-style-name="P2" draw:id="id4" draw:layer="measurelines" svg:width="3.574cm" svg:height="1.5cm" svg:x="25cm" svg:y="2.5cm">
          <text:p text:style-name="P1"><text:span text:style-name="T1">Ziel 1</text:span></text:p>
        </draw:rect>
        <draw:connector draw:style-name="gr2" draw:text-style-name="P2" draw:layer="measurelines" draw:type="line" svg:x1="2.174cm" svg:y1="3.25cm" svg:x2="5.146cm" svg:y2="3.25cm" draw:start-shape="id1" draw:start-glue-point="1" draw:end-shape="id2" draw:end-glue-point="3">
          <text:p text:style-name="P1"><text:span text:style-name="T1">Nachricht 1</text:span></text:p>
          <text:p text:style-name="P1"><text:span text:style-name="T1"/></text:p>
        </draw:connector>
        <draw:connector draw:style-name="gr3" draw:text-style-name="P2" draw:layer="measurelines" draw:type="line" svg:x1="21.854cm" svg:y1="3.25cm" svg:x2="25cm" svg:y2="3.25cm" draw:start-shape="id3" draw:start-glue-point="1" draw:end-shape="id4" draw:end-glue-point="3">
          <text:p text:style-name="P1"><text:span text:style-name="T1">Nachricht g</text:span></text:p>
          <text:p text:style-name="P1"><text:span text:style-name="T1"/></text:p>
        </draw:connector>
        <draw:rect draw:style-name="gr1" draw:text-style-name="P2" draw:id="id5" draw:layer="measurelines" svg:width="3cm" svg:height="1.5cm" svg:x="12.5cm" svg:y="7.5cm">
          <text:p text:style-name="P1"><text:span text:style-name="T1">Störquelle</text:span></text:p>
        </draw:rect>
        <draw:connector draw:style-name="gr4" draw:text-style-name="P3" draw:layer="measurelines" draw:type="line" svg:x1="14cm" svg:y1="7.5cm" svg:x2="14cm" svg:y2="6cm" draw:start-shape="id5" draw:start-glue-point="0" draw:end-shape="id6">
          <text:p text:style-name="P8"/>
        </draw:connector>
        <draw:connector draw:style-name="gr3" draw:text-style-name="P4" draw:layer="layout" draw:type="lines" svg:x1="15cm" svg:y1="5.25cm" svg:x2="19cm" svg:y2="5.25cm" draw:start-shape="id6" draw:start-glue-point="1" draw:end-shape="id7" draw:end-glue-point="3">
          <text:p text:style-name="P1"><text:span text:style-name="T2">Signal g</text:span></text:p>
        </draw:connector>
        <draw:connector draw:style-name="gr3" draw:text-style-name="P4" draw:layer="layout" draw:type="lines" svg:x1="15cm" svg:y1="5.25cm" svg:x2="19.146cm" svg:y2="7.25cm" draw:start-shape="id6" draw:start-glue-point="1" draw:end-shape="id8" draw:end-glue-point="3">
          <text:p text:style-name="P1"><text:span text:style-name="T2">Signal g</text:span></text:p>
        </draw:connector>
        <draw:connector draw:style-name="gr3" draw:text-style-name="P4" draw:layer="layout" draw:type="lines" svg:x1="15cm" svg:y1="5.25cm" svg:x2="19.146cm" svg:y2="10.75cm" draw:start-shape="id6" draw:start-glue-point="1" draw:end-shape="id9">
          <text:p text:style-name="P1"><text:span text:style-name="T2">Signal g</text:span></text:p>
        </draw:connector>
        <draw:connector draw:style-name="gr3" draw:text-style-name="P4" draw:layer="layout" draw:type="lines" svg:x1="15cm" svg:y1="5.25cm" svg:x2="19cm" svg:y2="3.25cm" draw:start-shape="id6" draw:start-glue-point="1" draw:end-shape="id3" draw:end-glue-point="3">
          <text:p text:style-name="P1"><text:span text:style-name="T2">Signal g</text:span></text:p>
        </draw:connector>
        <draw:connector draw:style-name="gr3" draw:text-style-name="P5" draw:layer="layout" draw:type="lines" svg:x1="8cm" svg:y1="3.25cm" svg:x2="13cm" svg:y2="5.25cm" draw:start-shape="id2" draw:start-glue-point="1" draw:end-shape="id6" draw:end-glue-point="3">
          <text:p text:style-name="P1"><text:span text:style-name="T3">Signal 1</text:span></text:p>
        </draw:connector>
        <draw:connector draw:style-name="gr3" draw:text-style-name="P6" draw:layer="layout" draw:type="lines" svg:x1="8cm" svg:y1="5.25cm" svg:x2="13cm" svg:y2="5.25cm" draw:start-shape="id10" draw:end-shape="id6" draw:end-glue-point="3">
          <text:p text:style-name="P1"><text:span text:style-name="T4">Signal 2</text:span></text:p>
        </draw:connector>
        <draw:connector draw:style-name="gr3" draw:text-style-name="P5" draw:layer="layout" draw:type="lines" svg:x1="8cm" svg:y1="7.25cm" svg:x2="13cm" svg:y2="5.25cm" draw:start-shape="id11" draw:start-glue-point="1" draw:end-shape="id6" draw:end-glue-point="3">
          <text:p text:style-name="P1"><text:span text:style-name="T3">Signal 3</text:span></text:p>
        </draw:connector>
        <draw:connector draw:style-name="gr3" draw:text-style-name="P5" draw:layer="layout" draw:type="lines" svg:x1="8cm" svg:y1="10.75cm" svg:x2="13cm" svg:y2="5.25cm" draw:start-shape="id12" draw:end-shape="id6" draw:end-glue-point="3">
          <text:p text:style-name="P1"><text:span text:style-name="T3">Signal n</text:span></text:p>
        </draw:connector>
        <draw:rect draw:style-name="gr1" draw:text-style-name="P2" draw:id="id7" draw:layer="layout" svg:width="2.854cm" svg:height="1.5cm" svg:x="19cm" svg:y="4.5cm">
          <text:p text:style-name="P1"><text:span text:style-name="T1">Empfänger 2</text:span></text:p>
        </draw:rect>
        <draw:rect draw:style-name="gr1" draw:text-style-name="P2" draw:id="id8" draw:layer="layout" svg:width="2.854cm" svg:height="1.5cm" svg:x="19.146cm" svg:y="6.5cm">
          <text:p text:style-name="P1"><text:span text:style-name="T1">Empfänger 3</text:span></text:p>
        </draw:rect>
        <draw:rect draw:style-name="gr1" draw:text-style-name="P2" draw:id="id9" draw:layer="layout" svg:width="2.854cm" svg:height="1.5cm" svg:x="19.146cm" svg:y="10cm">
          <text:p text:style-name="P1"><text:span text:style-name="T1">Empfänger n</text:span></text:p>
        </draw:rect>
        <draw:rect draw:style-name="gr1" draw:text-style-name="P2" draw:id="id13" draw:layer="layout" svg:width="3.574cm" svg:height="1.5cm" svg:x="24.926cm" svg:y="4.5cm">
          <text:p text:style-name="P1"><text:span text:style-name="T1">Ziel 2</text:span></text:p>
        </draw:rect>
        <draw:rect draw:style-name="gr1" draw:text-style-name="P2" draw:id="id14" draw:layer="layout" svg:width="3.574cm" svg:height="1.5cm" svg:x="24.926cm" svg:y="6.5cm">
          <text:p text:style-name="P1"><text:span text:style-name="T1">Ziel 3</text:span></text:p>
        </draw:rect>
        <draw:rect draw:style-name="gr1" draw:text-style-name="P2" draw:id="id15" draw:layer="layout" svg:width="3.574cm" svg:height="1.5cm" svg:x="24.926cm" svg:y="10cm">
          <text:p text:style-name="P1"><text:span text:style-name="T1">Ziel n</text:span></text:p>
        </draw:rect>
        <draw:connector draw:style-name="gr3" draw:text-style-name="P2" draw:layer="layout" draw:type="line" svg:x1="21.854cm" svg:y1="5.25cm" svg:x2="24.926cm" svg:y2="5.25cm" draw:start-shape="id7" draw:start-glue-point="1" draw:end-shape="id13" draw:end-glue-point="3">
          <text:p text:style-name="P1"><text:span text:style-name="T1">Nachricht g</text:span></text:p>
          <text:p text:style-name="P1"><text:span text:style-name="T1"/></text:p>
        </draw:connector>
        <draw:connector draw:style-name="gr3" draw:text-style-name="P2" draw:layer="layout" draw:type="line" svg:x1="22cm" svg:y1="7.25cm" svg:x2="24.926cm" svg:y2="7.25cm" draw:start-shape="id8" draw:end-shape="id14" draw:end-glue-point="3">
          <text:p text:style-name="P1"><text:span text:style-name="T1">Nachricht g</text:span></text:p>
          <text:p text:style-name="P1"><text:span text:style-name="T1"/></text:p>
        </draw:connector>
        <draw:connector draw:style-name="gr3" draw:text-style-name="P2" draw:layer="layout" draw:type="line" svg:x1="22cm" svg:y1="10.75cm" svg:x2="24.926cm" svg:y2="10.75cm" draw:start-shape="id9" draw:start-glue-point="1" draw:end-shape="id15" draw:end-glue-point="3">
          <text:p text:style-name="P1"><text:span text:style-name="T1">Nachricht g</text:span></text:p>
          <text:p text:style-name="P1"><text:span text:style-name="T1"/></text:p>
        </draw:connector>
        <draw:rect draw:style-name="gr1" draw:text-style-name="P2" draw:id="id10" draw:layer="layout" svg:width="2.854cm" svg:height="1.5cm" svg:x="5.146cm" svg:y="4.5cm">
          <text:p text:style-name="P1"><text:span text:style-name="T1">Transmitter</text:span></text:p>
        </draw:rect>
        <draw:rect draw:style-name="gr1" draw:text-style-name="P2" draw:id="id11" draw:layer="layout" svg:width="2.854cm" svg:height="1.5cm" svg:x="5.146cm" svg:y="6.5cm">
          <text:p text:style-name="P1"><text:span text:style-name="T1">Transmitter</text:span></text:p>
        </draw:rect>
        <draw:rect draw:style-name="gr1" draw:text-style-name="P2" draw:id="id12" draw:layer="layout" svg:width="2.854cm" svg:height="1.5cm" svg:x="5.146cm" svg:y="10cm">
          <text:p text:style-name="P1"><text:span text:style-name="T1">Transmitter n</text:span></text:p>
        </draw:rect>
        <draw:rect draw:style-name="gr1" draw:text-style-name="P2" draw:id="id16" draw:layer="layout" svg:width="4.174cm" svg:height="1.5cm" svg:x="-2cm" svg:y="4.5cm">
          <text:p text:style-name="P1"><text:span text:style-name="T1">Informationsquelle 2</text:span></text:p>
        </draw:rect>
        <draw:connector draw:style-name="gr2" draw:text-style-name="P2" draw:layer="layout" draw:type="line" svg:x1="2.174cm" svg:y1="5.25cm" svg:x2="5.146cm" svg:y2="5.25cm" draw:start-shape="id16" draw:start-glue-point="1" draw:end-shape="id10" draw:end-glue-point="3">
          <text:p text:style-name="P1"><text:span text:style-name="T1">Nachricht 2</text:span></text:p>
          <text:p text:style-name="P1"><text:span text:style-name="T1"/></text:p>
        </draw:connector>
        <draw:rect draw:style-name="gr1" draw:text-style-name="P2" draw:id="id17" draw:layer="layout" svg:width="4.174cm" svg:height="1.5cm" svg:x="-2cm" svg:y="6.5cm">
          <text:p text:style-name="P1"><text:span text:style-name="T1">Informationsquelle 3</text:span></text:p>
        </draw:rect>
        <draw:connector draw:style-name="gr2" draw:text-style-name="P2" draw:layer="layout" draw:type="line" svg:x1="2.174cm" svg:y1="7.25cm" svg:x2="5.146cm" svg:y2="7.25cm" draw:start-shape="id17" draw:start-glue-point="1" draw:end-shape="id11" draw:end-glue-point="3">
          <text:p text:style-name="P1"><text:span text:style-name="T1">Nachricht 3</text:span></text:p>
          <text:p text:style-name="P1"><text:span text:style-name="T1"/></text:p>
        </draw:connector>
        <draw:rect draw:style-name="gr1" draw:text-style-name="P2" draw:id="id18" draw:layer="layout" svg:width="4.074cm" svg:height="1.5cm" svg:x="-2cm" svg:y="10cm">
          <text:p text:style-name="P1"><text:span text:style-name="T1">Informationsquelle n</text:span></text:p>
        </draw:rect>
        <draw:connector draw:style-name="gr2" draw:text-style-name="P2" draw:layer="layout" draw:type="line" svg:x1="2.074cm" svg:y1="10.75cm" svg:x2="5.146cm" svg:y2="10.75cm" draw:start-shape="id18" draw:start-glue-point="1" draw:end-shape="id12" draw:end-glue-point="3">
          <text:p text:style-name="P1"><text:span text:style-name="T1">Nachricht n</text:span></text:p>
          <text:p text:style-name="P1"><text:span text:style-name="T1"/></text:p>
        </draw:connector>
        <draw:line draw:style-name="gr5" draw:text-style-name="P7" draw:layer="layout" svg:x1="6.5cm" svg:y1="8.5cm" svg:x2="6.5cm" svg:y2="9.5cm">
          <text:p text:style-name="P8"/>
        </draw:line>
        <draw:line draw:style-name="gr5" draw:text-style-name="P7" draw:layer="layout" svg:x1="0cm" svg:y1="8.5cm" svg:x2="0cm" svg:y2="9.5cm">
          <text:p text:style-name="P8"/>
        </draw:line>
        <draw:line draw:style-name="gr5" draw:text-style-name="P7" draw:layer="layout" svg:x1="20.5cm" svg:y1="8.5cm" svg:x2="20.5cm" svg:y2="9.5cm">
          <text:p text:style-name="P8"/>
        </draw:line>
        <draw:line draw:style-name="gr5" draw:text-style-name="P7" draw:layer="layout" svg:x1="26.5cm" svg:y1="8.5cm" svg:x2="26.5cm" svg:y2="9.5cm">
          <text:p text:style-name="P8"/>
        </draw:line>
        <draw:frame draw:style-name="gr6" draw:text-style-name="P8" draw:layer="layout" svg:width="3.5cm" svg:height="2.25cm" svg:x="12cm" svg:y="2cm">
          <draw:text-box>
            <text:p text:style-name="P8"/>
          </draw:text-box>
        </draw:frame>
        <draw:frame draw:style-name="gr7" draw:layer="layout" svg:width="3.879cm" svg:height="0.806cm" svg:x="12.121cm" svg:y="3.5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meta:initial-creator>Thomas Plotkowiak</meta:initial-creator>
    <meta:creation-date>2008-04-23T21:14:14</meta:creation-date>
    <dc:creator>plotti plotti</dc:creator>
    <dc:date>2008-05-20T16:30:28</dc:date>
    <meta:editing-cycles>9</meta:editing-cycles>
    <meta:editing-duration>PT2H22M10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 math:fontstyle="italic">Signal</math:mi>
      <math:mrow>
        <math:mi>g</math:mi>
        <math:mo math:stretchy="false">=</math:mo>
        <math:mrow>
          <math:msubsup>
            <math:mo math:stretchy="false">∑</math:mo>
            <math:mn>1</math:mn>
            <math:mi>n</math:mi>
          </math:msubsup>
          <math:msub>
            <math:mi math:fontstyle="italic">Signal</math:mi>
            <math:mi>i</math:mi>
          </math:msub>
        </math:mrow>
      </math:mrow>
    </math:mrow>
    <math:annotation math:encoding="StarMath 5.0">Signal g = sum_{1}^{n} {Signal_{i} }</math:annotation>
  </math:semantics>
</math:math>
</file>